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aa61a" draw:textarea-horizontal-align="justify" draw:textarea-vertical-align="middle" draw:auto-grow-height="false" fo:min-height="1.301cm" fo:min-width="2.299cm"/>
    </style:style>
    <style:style style:name="gr2" style:family="graphic" style:parent-style-name="standard">
      <style:graphic-properties draw:fill-color="#72bf44" draw:textarea-horizontal-align="justify" draw:textarea-vertical-align="middle" draw:auto-grow-height="false" fo:min-height="1.301cm" fo:min-width="2.294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1.301cm" fo:min-width="2.294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1.786cm"/>
    </style:style>
    <style:style style:name="gr5" style:family="graphic" style:parent-style-name="standard">
      <style:graphic-properties draw:textarea-horizontal-align="justify" draw:textarea-vertical-align="middle" draw:auto-grow-height="false" fo:min-height="0.502cm" fo:min-width="0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fill="solid" draw:fill-color="#ffffff" draw:opacity="0%" draw:textarea-horizontal-align="justify" draw:textarea-vertical-align="middle" draw:auto-grow-height="false" fo:min-height="2.798cm" fo:min-width="6.612cm" draw:shadow-offset-x="0.203cm" draw:shadow-offset-y="0.203cm" draw:shadow-opacity="0%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6.866cm"/>
    </style:style>
    <style:style style:name="gr10" style:family="graphic" style:parent-style-name="standard">
      <style:graphic-properties draw:textarea-horizontal-align="justify" draw:textarea-vertical-align="middle" draw:auto-grow-height="false" fo:min-height="0.502cm" fo:min-width="1.278cm"/>
    </style:style>
    <style:style style:name="gr11" style:family="graphic" style:parent-style-name="standard">
      <style:graphic-properties draw:textarea-horizontal-align="justify" draw:textarea-vertical-align="middle" draw:auto-grow-height="false" fo:min-height="0.502cm" fo:min-width="0.77cm"/>
    </style:style>
    <style:style style:name="gr12" style:family="graphic" style:parent-style-name="standard">
      <style:graphic-properties draw:fill="solid" draw:fill-color="#faa61a" draw:textarea-horizontal-align="justify" draw:textarea-vertical-align="middle" draw:auto-grow-height="false" fo:min-height="0.502cm" fo:min-width="1.024cm"/>
    </style:style>
    <style:style style:name="gr13" style:family="graphic" style:parent-style-name="standard">
      <style:graphic-properties draw:fill="solid" draw:fill-color="#fff200" draw:textarea-horizontal-align="justify" draw:textarea-vertical-align="middle" draw:auto-grow-height="false" fo:min-height="0.502cm" fo:min-width="1.024cm"/>
    </style:style>
    <style:style style:name="gr14" style:family="graphic" style:parent-style-name="standard">
      <style:graphic-properties draw:fill="solid" draw:fill-color="#72bf44" draw:textarea-horizontal-align="justify" draw:textarea-vertical-align="middle" draw:auto-grow-height="false" fo:min-height="0.502cm" fo:min-width="1.024cm"/>
    </style:style>
    <style:style style:name="gr15" style:family="graphic" style:parent-style-name="standard">
      <style:graphic-properties draw:fill="solid" draw:fill-color="#fff200" draw:textarea-horizontal-align="justify" draw:textarea-vertical-align="middle" draw:auto-grow-height="false" fo:min-height="0.502cm" fo:min-width="0.7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7" style:family="graphic" style:parent-style-name="standard">
      <style:graphic-properties draw:fill="solid" draw:fill-color="#faa61a" draw:textarea-horizontal-align="justify" draw:textarea-vertical-align="middle" draw:auto-grow-height="false" fo:min-height="0.502cm" fo:min-width="0.77cm"/>
    </style:style>
    <style:style style:name="gr18" style:family="graphic" style:parent-style-name="standard">
      <style:graphic-properties draw:fill="solid" draw:fill-color="#72bf44" draw:textarea-horizontal-align="justify" draw:textarea-vertical-align="middle" draw:auto-grow-height="false" fo:min-height="0.502cm" fo:min-width="0.7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0" style:family="graphic" style:parent-style-name="standard">
      <style:graphic-properties draw:fill="solid" draw:fill-color="#ffffff" draw:opacity="0%" draw:textarea-horizontal-align="justify" draw:textarea-vertical-align="middle" draw:auto-grow-height="false" fo:min-height="7.878cm" fo:min-width="9.914cm" draw:shadow-offset-x="0.203cm" draw:shadow-offset-y="0.203cm" draw:shadow-opacity="0%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22" style:family="graphic" style:parent-style-name="standard">
      <style:graphic-properties draw:fill="solid" draw:fill-color="#ffffff" draw:opacity="0%" draw:textarea-horizontal-align="justify" draw:textarea-vertical-align="middle" draw:auto-grow-height="false" fo:min-height="2.544cm" fo:min-width="9.914cm" draw:shadow-offset-x="0.203cm" draw:shadow-offset-y="0.203cm" draw:shadow-opacity="0%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  <style:text-properties fo:font-size="12pt"/>
    </style:style>
    <style:style style:name="P3" style:family="paragraph">
      <loext:graphic-properties draw:fill-color="#72bf44"/>
      <style:paragraph-properties fo:text-align="center"/>
      <style:text-properties fo:font-size="12pt"/>
    </style:style>
    <style:style style:name="P4" style:family="paragraph">
      <loext:graphic-properties draw:fill-color="#fff200"/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ffff" draw:opacity="0%"/>
      <style:paragraph-properties fo:text-align="center"/>
    </style:style>
    <style:style style:name="P9" style:family="paragraph">
      <loext:graphic-properties draw:fill="solid" draw:fill-color="#faa61a"/>
      <style:paragraph-properties fo:text-align="center"/>
      <style:text-properties fo:font-size="12pt"/>
    </style:style>
    <style:style style:name="P10" style:family="paragraph">
      <loext:graphic-properties draw:fill="solid" draw:fill-color="#fff200"/>
      <style:paragraph-properties fo:text-align="center"/>
      <style:text-properties fo:font-size="12pt"/>
    </style:style>
    <style:style style:name="P11" style:family="paragraph">
      <loext:graphic-properties draw:fill="solid" draw:fill-color="#72bf44"/>
      <style:paragraph-properties fo:text-align="center"/>
      <style:text-properties fo:font-size="12pt"/>
    </style:style>
    <style:style style:name="P12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2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799cm" svg:height="1.551cm" svg:x="12.192cm" svg:y="7.593cm">
          <text:p text:style-name="P1"><text:span text:style-name="T1">Service Nod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94cm" svg:height="1.551cm" svg:x="9.144cm" svg:y="7.593cm">
          <text:p text:style-name="P1"><text:span text:style-name="T1">Topic Nod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51cm" svg:x="15.24cm" svg:y="7.593cm">
          <text:p text:style-name="P1"><text:span text:style-name="T1">Action Nod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0.508cm" svg:x="12.446cm" svg:y="13.208cm">
          <text:p text:style-name="P5"><text:span text:style-name="T2">ARC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0.508cm" svg:x="12.446cm" svg:y="14.732cm">
          <text:p text:style-name="P5"><text:span text:style-name="T2">Mobile 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0.752cm" draw:transform="rotate (1.5707963267949) translate (12.456cm 14.732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016cm" svg:height="0.752cm" draw:transform="rotate (-1.5707963267949) translate (14.732cm 13.716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.54cm" svg:height="1.199cm" svg:x="14.732cm" svg:y="13.533cm">
          <draw:text-box>
            <text:p><text:span text:style-name="T1">Receives</text:span></text:p>
            <text:p><text:span text:style-name="T1">Data</text:span></text:p>
          </draw:text-box>
        </draw:frame>
        <draw:frame draw:style-name="gr7" draw:text-style-name="P7" draw:layer="layout" svg:width="2.794cm" svg:height="1.673cm" svg:x="9.906cm" svg:y="13.567cm">
          <draw:text-box>
            <text:p><text:span text:style-name="T1">Send</text:span></text:p>
            <text:p><text:span text:style-name="T1">commands</text:span></text:p>
          </draw:text-box>
        </draw:frame>
        <draw:custom-shape draw:style-name="gr8" draw:text-style-name="P8" draw:layer="layout" svg:width="7.112cm" svg:height="3.048cm" svg:x="9.906cm" svg:y="12.446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54cm" svg:height="1.199cm" svg:x="8.382cm" svg:y="14.224cm">
          <draw:text-box>
            <text:p><text:span text:style-name="T1">LD</text:span></text:p>
            <text:p><text:span text:style-name="T1">Robot</text:span></text:p>
          </draw:text-box>
        </draw:frame>
        <draw:custom-shape draw:style-name="gr9" draw:text-style-name="P5" draw:layer="layout" svg:width="7.366cm" svg:height="1.016cm" svg:x="9.848cm" svg:y="10.414cm">
          <text:p text:style-name="P5"><text:span text:style-name="T2">Python Socket</text:span></text:p>
          <text:p text:style-name="P5"><text:span text:style-name="T2">Connection Program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778cm" svg:height="0.752cm" draw:transform="rotate (-1.5707963267949) translate (14.976cm 11.43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layer="layout" svg:width="1.778cm" svg:height="0.752cm" draw:transform="rotate (1.5707963267949) translate (12.202cm 13.208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2.794cm" svg:height="1.673cm" svg:x="12.7cm" svg:y="11.516cm">
          <draw:text-box>
            <text:p><text:span text:style-name="T1">Python</text:span></text:p>
            <text:p><text:span text:style-name="T1">Socket </text:span></text:p>
            <text:p><text:span text:style-name="T1">TCP/IP</text:span></text:p>
          </draw:text-box>
        </draw:frame>
        <draw:custom-shape draw:style-name="gr11" draw:text-style-name="P6" draw:layer="layout" svg:width="1.27cm" svg:height="0.752cm" draw:transform="rotate (-1.5707963267949) translate (13.97cm 9.144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1.27cm" svg:height="0.752cm" draw:transform="rotate (-1.5707963267949) translate (10.922cm 9.144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1.27cm" svg:height="0.752cm" draw:transform="rotate (-1.5707963267949) translate (17.008cm 9.144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2.799cm" svg:height="1.551cm" svg:x="12.192cm" svg:y="4.318cm">
          <text:p text:style-name="P1"><text:span text:style-name="T1">ROS Ser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524cm" svg:height="0.752cm" draw:transform="rotate (-1.5707963267949) translate (13.96cm 6.069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0" draw:layer="layout" svg:width="1.524cm" svg:height="0.752cm" draw:transform="rotate (-1.5707963267949) translate (17.018cm 6.069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524cm" svg:height="0.752cm" draw:transform="rotate (-1.5707963267949) translate (10.922cm 6.069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.794cm" svg:height="1.551cm" svg:x="15.24cm" svg:y="4.318cm">
          <text:p text:style-name="P1"><text:span text:style-name="T1">ROS Action </text:span></text:p>
          <text:p text:style-name="P1"><text:span text:style-name="T1">Li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94cm" svg:height="1.551cm" svg:x="9.144cm" svg:y="4.318cm">
          <text:p text:style-name="P1"><text:span text:style-name="T1">Std/geometery</text:span></text:p>
          <text:p text:style-name="P1"><text:span text:style-name="T1">msg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54cm" svg:height="0.725cm" svg:x="16.764cm" svg:y="2.286cm">
          <draw:text-box>
            <text:p><text:span text:style-name="T1">Goal</text:span></text:p>
          </draw:text-box>
        </draw:frame>
        <draw:frame draw:style-name="gr6" draw:text-style-name="P7" draw:layer="layout" svg:width="2.54cm" svg:height="0.725cm" svg:x="13.716cm" svg:y="6.868cm">
          <draw:text-box>
            <text:p><text:span text:style-name="T1">Server</text:span></text:p>
          </draw:text-box>
        </draw:frame>
        <draw:custom-shape draw:style-name="gr3" draw:text-style-name="P4" draw:layer="layout" svg:width="2.794cm" svg:height="1.551cm" svg:x="15.24cm" svg:y="0.762cm">
          <text:p text:style-name="P1"><text:span text:style-name="T1">Action </text:span></text:p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7cm" svg:height="0.752cm" draw:transform="rotate (-1.5707963267949) translate (16.246cm 2.313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1.27cm" svg:height="0.752cm" draw:transform="rotate (1.5707963267949) translate (17.018cm 4.281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.54cm" svg:height="0.725cm" svg:x="16.764cm" svg:y="6.895cm">
          <draw:text-box>
            <text:p><text:span text:style-name="T1">Server</text:span></text:p>
          </draw:text-box>
        </draw:frame>
        <draw:frame draw:style-name="gr6" draw:text-style-name="P7" draw:layer="layout" svg:width="2.54cm" svg:height="0.725cm" svg:x="14.732cm" svg:y="3.593cm">
          <draw:text-box>
            <text:p><text:span text:style-name="T1">Feedback</text:span></text:p>
          </draw:text-box>
        </draw:frame>
        <draw:custom-shape draw:style-name="gr1" draw:text-style-name="P2" draw:layer="layout" svg:width="2.799cm" svg:height="1.551cm" svg:x="12.192cm" svg:y="0.762cm">
          <text:p text:style-name="P1"><text:span text:style-name="T1">Service </text:span></text:p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27cm" svg:height="0.752cm" draw:transform="rotate (-1.5707963267949) translate (16.247cm 2.313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7" draw:layer="layout" svg:width="2.803cm" svg:height="0.725cm" svg:x="13.199cm" svg:y="2.313cm">
          <draw:text-box>
            <text:p><text:span text:style-name="T1">Request</text:span></text:p>
          </draw:text-box>
        </draw:frame>
        <draw:custom-shape draw:style-name="gr17" draw:text-style-name="P9" draw:layer="layout" svg:width="1.27cm" svg:height="0.752cm" draw:transform="rotate (1.5707963267949) translate (13.97cm 4.308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.54cm" svg:height="0.725cm" svg:x="11.684cm" svg:y="3.62cm">
          <draw:text-box>
            <text:p><text:span text:style-name="T1">Response</text:span></text:p>
          </draw:text-box>
        </draw:frame>
        <draw:custom-shape draw:style-name="gr18" draw:text-style-name="P11" draw:layer="layout" svg:width="1.27cm" svg:height="0.752cm" draw:transform="rotate (-1.5707963267949) translate (10.922cm 2.794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.794cm" svg:height="1.551cm" svg:x="9.144cm" svg:y="0.735cm">
          <text:p text:style-name="P1"><text:span text:style-name="T1">Topic </text:span></text:p>
          <text:p text:style-name="P1"><text:span text:style-name="T1">messages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784cm" svg:height="1.199cm" svg:x="8.382cm" svg:y="2.218cm">
          <draw:text-box>
            <text:p><text:span text:style-name="T1">Rostopic echo</text:span></text:p>
          </draw:text-box>
        </draw:frame>
        <draw:custom-shape draw:style-name="gr20" draw:text-style-name="P8" draw:layer="layout" svg:width="10.414cm" svg:height="8.128cm" svg:x="8.382cm" svg:y="3.5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27cm" svg:height="0.752cm" draw:transform="rotate (-1.5707963267949) translate (13.198cm 2.35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.54cm" svg:height="1.199cm" svg:x="6.35cm" svg:y="2.032cm">
          <draw:text-box>
            <text:p><text:span text:style-name="T1">Onboard</text:span></text:p>
            <text:p><text:span text:style-name="T1">PC</text:span></text:p>
          </draw:text-box>
        </draw:frame>
        <draw:frame draw:style-name="gr21" draw:text-style-name="P7" draw:layer="layout" svg:width="2.54cm" svg:height="2.181cm" svg:x="6.096cm" svg:y="9.652cm">
          <draw:text-box>
            <text:p><text:span text:style-name="T1">Onboard</text:span></text:p>
            <text:p><text:span text:style-name="T1">External</text:span></text:p>
            <text:p><text:span text:style-name="T1">PC</text:span></text:p>
          </draw:text-box>
        </draw:frame>
        <draw:custom-shape draw:style-name="gr22" draw:text-style-name="P8" draw:layer="layout" svg:width="10.414cm" svg:height="2.794cm" svg:x="8.38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11:54:10.067699620</meta:creation-date>
    <dc:date>2019-12-05T13:26:15.056569853</dc:date>
    <meta:editing-duration>PT41M</meta:editing-duration>
    <meta:editing-cycles>25</meta:editing-cycles>
    <meta:generator>LibreOffice/6.0.7.3$Linux_X86_64 LibreOffice_project/00m0$Build-3</meta:generator>
    <meta:document-statistic meta:object-count="67"/>
  </office:meta>
</office:document-meta>
</file>